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text-position="super 66.6%"/>
    </style:style>
    <style:style style:name="T3" style:parent-style-name="DefaultParagraphFont" style:family="text">
      <style:text-properties style:text-position="super 66.6%"/>
    </style:style>
  </office:automatic-styles>
  <office:body>
    <office:text text:use-soft-page-breaks="true">
      <text:p text:style-name="P1">Jack<text:s/>still couldn't believe it even as he watched the gorgeous brunets head bobbing up and down between his legs. His member sliding in and out of her<text:s/>through<text:s/>as she was deep through ting his manhood for the first time.</text:p>
      <text:p text:style-name="Standard"/>
      <text:p text:style-name="Standard">He couldn’t take it<text:s/>anymore, the masterful blowjob and the thought of her being his devoted slave for life drove him over the edge of ecstasy, his load fired into her warm mouth as she milked him for every drop of his cum.</text:p>
      <text:p text:style-name="Standard"/>
      <text:p text:style-name="Standard">Her head lifted from his still hard member and the audible pop rang trough the room as her mouth finally disconnected from his head, looking down he was greeted with a devoted smile “Was this to your liking Master?” she asked with expecting eyes.</text:p>
      <text:p text:style-name="Standard"/>
      <text:p text:style-name="Standard">“Amazing as always Veronica, you may cum now slave girl”, as the final trigger word reached her ear she could feel her own earth shattering orgasm rising from her drenched depths. She wasn’t allowed to wear panties around her master they were only for outings and when his friends visited and she would play the role of his girlfriend.</text:p>
      <text:p text:style-name="Standard"/>
      <text:p text:style-name="Standard">Still enjoying the post orgasm high Jack laughed to himself at how nervous he was the first time he gave her the command to suck his dick after the brain washing was done. She deserved it for all the shit she had put him through while they were in their last years of high school.</text:p>
      <text:p text:style-name="Standard"/>
      <text:p text:style-name="Standard">The memory still stung of the jocks torturing him daily after she had spread the<text:s/>rumor<text:s/>that he tried<text:s/>to rape<text:s/>her at one of the house parties, all that just because he wouldn’t apologize to her after she bumped into him in the hallway and her books fell to the floor.</text:p>
      <text:p text:style-name="Standard"/>
      <text:p text:style-name="Standard">That was just the start, being part of the cheerleader squad they would constantly make jokes at his dispense in front of as<text:s/>many<text:s/>people as they could. The torture lasted his whole 11<text:span text:style-name="T2">th</text:span><text:s/>grade year and he was getting to the end of his rope with the whole school labeling him a pervert and social outcast.</text:p>
      <text:p text:style-name="Standard"/>
      <text:p text:style-name="Standard">One evening while surfing the net looking for a good hand gun an email<text:s/>popped<text:s/>up in his inbox, the<text:s/>sender was a user named sexyFiend and all the mail contained was<text:s/>a Dropbox link for a document file and the message “Don’t share this with<text:s/>anyone<text:s/>else”.</text:p>
      <text:p text:style-name="Standard"/>
      <text:p text:style-name="Standard">The Dropbox file were instructions on how to make a brain washing machine, “Holy fuck” slipped from his lips as the whole picture started to form in his mind, the machine wasn’t a whole machine but like a DIY brainwashing rig consisting of a VR headset, leather belts and links to what looked like mind altering videos of some sort on the same Dropbox account!</text:p>
      <text:p text:style-name="Standard"/>
      <text:p text:style-name="Standard">He tried to email this sexyFiend but the mail provider just<text:s/>returned a message stating the email account does not exist, a few seconds after the<text:s/>original<text:s/>email wiped itself from the inbox and a shortcut to the Dropbox folder was created on his desktop. He sat there stunned but a plan already forming inside his head on how to brainwash a school girl he hated, a cruel smile forming on his face.</text:p>
      <text:p text:style-name="Standard"/>
      <text:p text:style-name="Standard">The night of the next house party before summer vacation he tailing her preparing to set his plan into motion that he worked on from that night he received the message from sexyFiend, he wasn’t invited to the after party that night but no one was really invited you just came and partied, drank and passed out.</text:p>
      <text:p text:style-name="Standard"/>
      <text:p text:style-name="Standard">Tonight Jack was on a mission though, he had already prepared the drink he knew Victoria liked and spiked it with a<text:s/>date rape drug in the ice, as<text:s/>Victoria’s<text:s/>boyfriend finished pouring her a drink and set it<text:s/><text:soft-page-break/>down Jack walked behind him tapping him on the opposite shoulder, Jack swapped the two drinks and continued on his way.</text:p>
      <text:p text:style-name="Standard"/>
      <text:p text:style-name="Standard">Two tables over he saw some of the cheerleader squad standing around, he walked up to a group of strangers close to them and casually said into the group “Did you see Dwain spiking that drink?” pointing his thumb in the direction of the drinks table, as their gazes turned to Dwain now on his way to Victoria, Jack<text:s/>slipped away to watch his plan unfold.</text:p>
      <text:p text:style-name="Standard"/>
      <text:p text:style-name="Standard">Two girls from the group split off and stopped Victoria from drinking the spiked drink, an argument ensued and Dwain with a look of anger took the drink from Victoria and swallowed it down with a few gulps, a few moments later and he started staggering around. A look of disappointing anger crept over<text:s/>Victoria’s<text:s/>face as she left the party. Leaving friends and boyfriend behind.</text:p>
      <text:p text:style-name="Standard"/>
      <text:p text:style-name="Standard">Jack slipped out the closest door following her, she moved to a secluded area<text:s/>Jack assumed to cry or call someone to pick her up. Making sure no friends followed he pulled a rag and bottle of strong smelling chemicals from his pockets. Jack made quick work of subduing<text:s/>Victoria.</text:p>
      <text:p text:style-name="Standard"/>
      <text:p text:style-name="Standard">Victoria’s<text:s/>arms and legs where spread apart strapped to<text:s/>the corners posts of the bed, a ball gag strapped into her mouth and her eyes covered with the VR set and her ears plugged with headphones. He decided to keep her clothed and enjoy the<text:s/>mystery<text:s/>of what was underneath for a little longer.</text:p>
      <text:p text:style-name="Standard"/>
      <text:p text:style-name="Standard">Jack hit the start button on the program, the VR headset coming to life, soon Victoria would wake up to the program running. After checking her straps one more time Jack left to get some sleep, he found it nerve wrecking to wonder if the program would really work.</text:p>
      <text:p text:style-name="Standard"/>
      <text:p text:style-name="Standard">Jack woke up feeling refreshed, the last few days still seemed like a dream, could her really have done this and would it work. Walking to the spare bedroom in the basement where her stored Victoria for her brainwashing, his hand trembling with<text:s/>excitement<text:s/>as<text:s/>he unlocked the door.</text:p>
      <text:p text:style-name="Standard"/>
      <text:p text:style-name="Standard">There she was spread open like his favorite book facing towards him, he could see her erect nipples through her blue<text:s/>blouse. Noticing that she didn’t like wearing a bra, he wondered about her panties. The previous<text:s/>night’s<text:s/>activities did not afford him any sneak peaks as he was worried about being caught.</text:p>
      <text:p text:style-name="Standard"/>
      <text:p text:style-name="Standard">Wondered if she was still knocked out as he couldn't see any change to her demeanor he slowly approached<text:s/>her, she<text:s/>let out a small sigh that changed to a soft moan. Moving past her to the laptop behind her, as he looked at the screen he saw she was into the first seven hours of the program and she would get her first break in another three.</text:p>
      <text:p text:style-name="Standard"/>
      <text:p text:style-name="Standard">He walked to her and slowly lifted her skirt, he was disappointed to find cloth covering her nether<text:s/>region<text:s/>but upon further inspection pleased to see her sporting a bright red g string. He found his cock stiffening to the wonderful sight. He couldn’t stop himself as he moved closer to her crotch and inhaled deeply.</text:p>
      <text:p text:style-name="Standard"/>
      <text:p text:style-name="Standard">He was rewarded with a<text:s/>sweet<text:s/>floral scent that was a bit musky as well<text:s/>coming<text:s/>from her nether region, at a second glance he noticed with even greater pleasure that she was moist. He grabbed his phone and snapped a picture before retreating to his room to help his throbbing cock.</text:p>
      <text:p text:style-name="Standard"/>
      <text:soft-page-break/>
      <text:p text:style-name="Standard">Victoria woke<text:s/>up to a headache and total darkness, her senses slowly returning she noticed her hands bound and arms unable to move, panic started to creep up her spine. A white light blinded her as her eyes started to focus and she could make out the words ‘Relax phase<text:s/>initiated’.</text:p>
      <text:p text:style-name="Standard"/>
      <text:p text:style-name="Standard">A low humming sound came from what she could only assume where headphones in hear ears as colors started to swirl around in her vision and words flashing in and out to quick to recognize. Panic took full control of her and she started frantically struggling against the restraints, as she tried to scream she became aware of the ball gag in her mouth.</text:p>
      <text:p text:style-name="Standard"/>
      <text:p text:style-name="Standard">She couldn't tell how much time passed and how long she had struggled but she was now allot calmer and the colors where now a small part of her world. She knew she had to escape and could now think with calm clarity about everything that happened.</text:p>
      <text:p text:style-name="Standard"/>
      <text:p text:style-name="Standard">Her plan to escape seemed to get<text:s/>foggier<text:s/>and<text:s/>foggier<text:s/>as time went by, she closed her eyes hoping it would help her focus but it<text:s/>slowly<text:s/>became harder and<text:s/>harder to focus on her plan, she could swear this would be the perfect time to start panicking again but she found herself just relaxing. All she wanted to do now was just relax and not worry about anything.</text:p>
      <text:p text:style-name="Standard"/>
      <text:p text:style-name="Standard">She found the colors so beautiful, she couldn’t<text:s/>remember when she had opened her eyes again but it was ok she found the words flashing in and out were good for her, she felt a connection to them. The calm was good and her relaxing into them was good and she was a good calm girl.</text:p>
      <text:p text:style-name="Standard"/>
      <text:p text:style-name="Standard">She felt her ball gag<text:s/>releasing and realized how sore her jaw muscles were but it didn’t matter, she opened and closed her mouth a few times to help the muscles, a thought entered her mind to scream for help, for anyone to help her but now she just couldn't remember why it was<text:s/>important to do that, she was just relaxing here.</text:p>
      <text:p text:style-name="Standard"/>
      <text:p text:style-name="Standard">She felt something at her mouth and opened it, cold water flowed in and she greedily gulped it up, shortly after that the hose was removed and she kept her mouth open just waiting. She was rewarded with a<text:s/>nice hot meal, spooned into her mouth bite by bite. It was nice to be able to just relax, eat, drink and not have to do anything for now just focus on her words, her colors and her relaxation.</text:p>
      <text:p text:style-name="Standard"/>
      <text:p text:style-name="Standard">Jack could not believe it she was completely docile, he was so<text:s/>worried she would scream for help or bite at the hose or spoon. He put down the plate while staring at her light pink lips, the balm looked very nice on her. He felt his<text:s/>lower<text:s/>half stirring<text:s/>again as he imagined her<text:s/>tongue<text:s/>and what it could do for him.</text:p>
      <text:p text:style-name="Standard"/>
      <text:p text:style-name="Standard">He looked back at the laptop and checked the program, it was almost time for ‘waste disposal’ as the program called it, he had the bucket ready but her g string was still in place and he was sporting another erection, his 5<text:span text:style-name="T3">th</text:span><text:s/>one for the day, he wondered shortly if you could die from to many erections in a day, he hoped not.</text:p>
      <text:p text:style-name="Standard"/>
      <text:p text:style-name="Standard">With scissors in had he cut the g string off as she was still fastened in the bed legs and arms spread open, his throbbing erection threatening to burst loose like Godzilla at any moment.<text:s/>He pulled the g string away and with the front flap lifting away from her snatch it was like a dam bursting, a few droplets of her clear honey leaking out. His reverence was broke by the red warning light blinking on the program counting down the eminent ‘waste disposal’.</text:p>
      <text:p text:style-name="Standard"/>
      <text:soft-page-break/>
      <text:p text:style-name="Standard">After discarding the waste and cleaning<text:s/>her and<text:s/>himself off her<text:s/>snapped a picture of her beautiful shaven snatch. He checked the program again and found everything was in order so he went out for the day, planning his new slaves wardrobe and window shopping for sex toys was such a rush, he could see he would have to break this task into smaller bite sizes.</text:p>
      <text:p text:style-name="Standard"/>
      <text:p text:style-name="Standard">After a week Jack loosened her straps and she stood there with the VR set and earphones on and started doing exercises, he hadn’t changed her clothes since the day he kidnapped her and<text:s/>they were<text:s/>starting to stink, the program would have her strip after the exercise so he could wash them.</text:p>
      <text:p text:style-name="Standard"/>
      <text:p text:style-name="Standard">While she exercised her phone went of letting him know she had<text:s/>a message, her parents where asking how her trip<text:s/>was with her friends. He replied in the same<text:s/>fashion<text:s/>as her other messages to her parents as not to raise their<text:s/>suspicions.</text:p>
      <text:p text:style-name="Standard"/>
      <text:p text:style-name="Standard">Earlier he had to reply to a message from her friend<text:s/>assuring<text:s/>them that her recovery from her breakup with her<text:s/>ex-boyfriend<text:s/>was going smoothly with chocolate ice cream<text:s/>consoling<text:s/>her lonely nights. The plan was working allot smoother than he had expected.</text:p>
      <text:p text:style-name="Standard"/>
      <text:p text:style-name="Standard">Veronica stopped exercising after an hour, sweat dripping from every curve she had, she then stripped and climbed back onto the bed,<text:s/>her body seemed to go completely limp. As the program instructed him that from now on he wouldn’t need to strap her down any more and that phase two had started.</text:p>
      <text:p text:style-name="Standard"/>
      <text:p text:style-name="Standard">Looking at her snatch he could see this was true, her cunt was starting to leek on to the sheets. He moved closer to her and slowly slid the remote controlled dildo into her, she didn’t make a move but he could swear he almost felt her sucking the dildo into her wetness.</text:p>
      <text:p text:style-name="Standard"/>
      <text:p text:style-name="Standard">Jack noted with glee that this phase was her sex training, striping her of<text:s/>any shame she had for preforming lude acts be it in public or private, he could barely control himself as his<text:s/>aggressively<text:s/>hardening<text:s/>cock made its wishes known.</text:p>
      <text:p text:style-name="Standard"/>
      <text:p text:style-name="Standard">That week Jack was instructed by the program to<text:s/>masturbate<text:s/>in cups and deposit them into her open mouth, she<text:s/>eagerly<text:s/>closed her mouth with every<text:s/>deposit<text:s/>and seemed to start<text:s/>squirming<text:s/>on the bed as she tasted his cum.</text:p>
      <text:p text:style-name="Standard"/>
      <text:p text:style-name="Standard">Jack was also instructed to rub the smell of his member all over her face and more<text:s/>specifically<text:s/>under her nose, every time he did this<text:s/>she would<text:s/>slowly<text:s/>inhale<text:s/>the scent for a long time a small smile on her face as if she was deeply satisfied with his scent on her.</text:p>
      <text:p text:style-name="Standard"/>
      <text:p text:style-name="Standard"><text:s/>That whole month passed like a dream, a great long wet dream with Jack having to do a many great lude things to her from<text:s/>having her suck him of to him stimulating both her holes at the same time with vibrators.</text:p>
      <text:p text:style-name="Standard"/>
      <text:p text:style-name="Standard">He found it strange and a bit<text:s/>disappointing<text:s/>that not once had the program<text:s/>instructed<text:s/>him to fuck her, or put his cock in her ass, something he had fantasized about doing to any girl for as long as he could remember.</text:p>
      <text:p text:style-name="Standard"/>
      <text:p text:style-name="Standard">After these few sweet weeks the program<text:s/>finally<text:s/>entered its last phase, prompting him to upload photos of himself and also had him remove the dildos and was her body. His cock was constantly hard as he<text:s/>washed<text:s/>every inch of her, he noticed that no matter how many times he wiped her slit clean she would get wet again<text:s/>which<text:s/>in turn made him even harder.</text:p>
      <text:soft-page-break/>
      <text:p text:style-name="Standard">The days passed by allot slower than the previous weeks as she just laid there a small moan or mumbling sounds coming from her and the<text:s/>occasional<text:s/>exercise, he wondered what the program was doing to her. He found<text:s/>himself<text:s/>growing more tense as the week passed with worry if the program was still working, the program having instructed him to clothe her for this last<text:s/>week’s<text:s/>programming.</text:p>
      <text:p text:style-name="Standard"/>
      <text:p text:style-name="Standard">By the end of the last week he was a<text:s/>wreck<text:s/>with worry, the vacation was coming to an end and she had to make a<text:s/>reappearance<text:s/>soon or else she would be reported missing. What made it worse is that her ex has<text:s/>been<text:s/>sender her texts the last few<text:s/>days and it was getting harder and harder to avoid his questions.</text:p>
      <text:p text:style-name="Standard"/>
      <text:p text:style-name="Standard">As the last few seconds ticked off on his display he felt a strange mix of<text:s/>worry<text:s/>and lust growing inside of himself, the<text:s/>timer<text:s/>reached zero and she just kept<text:s/>lying<text:s/>there not moving, looking at the black screen dumbfounded.</text:p>
      <text:p text:style-name="Standard"/>
      <text:p text:style-name="Standard">As he got up to check if the program was<text:s/>still<text:s/>running<text:s/>his<text:s/>saw her moving in the corner of his sight, his head snapped in her direction and he froze in place as she sat up<text:s/>and<text:s/>slowly began pulling of the headset and earphones.</text:p>
      <text:p text:style-name="Standard"/>
      <text:p text:style-name="Standard">Her<text:s/>emerald<text:s/>green eyes pinned him down , still<text:s/>trying<text:s/>to come to grips with what was happening he found himself frozen in that moment. Her head cocked to one side and in a sweet tone he thought was not<text:s/>possible<text:s/>from her she asked him who he was?</text:p>
      <text:p text:style-name="Standard"/>
      <text:p text:style-name="Standard">It was now or<text:s/>never,<text:s/>he<text:s/>answered<text:s/>in a commanding tone “I am your master”, his heart threatening to tear out of his chest, her<text:s/>expression<text:s/>slowly<text:s/>changed from curiosity to understanding as her head tilted back and a warm smile grew from her lips.</text:p>
      <text:p text:style-name="Standard"/>
      <text:p text:style-name="Standard">“Oh my<text:s/>I did not know you where my Master” she answered in that sweet voice again, while moving to position herself in front of him then kneeling as<text:s/>questions<text:s/>raced through his mind a thousand miles an hour.</text:p>
      <text:p text:style-name="Standard"/>
      <text:p text:style-name="Standard"><text:s/>“How may this slave be of service Master?” her sweet voice<text:s/>purred<text:s/>in his ear again.<text:s/>Admits<text:s/>the confusion he found himself getting hard as a rock his eyes darting to his manhood then to her. She<text:s/>caught<text:s/>his glance to his manhood and moved in reply.</text:p>
      <text:p text:style-name="Standard"/>
      <text:p text:style-name="Standard">Her fingers delicately pulling down his jeans zipped releasing his growing bulge, “Oh my Master you are huge” her exclamation came as her eyes locked on to his manhood like a heat<text:s/>speaking<text:s/>missile to its target, with a flowing motion she had it out and sliding into her mouth before he could react properly.</text:p>
      <text:p text:style-name="Standard"/>
      <text:p text:style-name="Standard">A<text:s/>groan<text:s/>escaped<text:s/>him as she worked his manhood into her warm mouth inch by agonizing inch, he had to concentrate not to cum right there and then. The pleasure was busy clouding his mind stealing more and more of his sensibility with every passing moment.</text:p>
      <text:p text:style-name="Standard"/>
      <text:p text:style-name="Standard">His hand cupped the back of her head<text:s/>grabbing<text:s/>a hand full of her<text:s/>chestnut<text:s/>hair and<text:s/>slowly<text:s/>taking control of her movements, focusing on<text:s/>controlling<text:s/>the<text:s/>rhythm<text:s/>of her blowjob helped him last a little longer. He was so close the pleasure creeping up his spine, he barely<text:s/>finished<text:s/>muttering “Swallow<text:s/>my cum bitch”.</text:p>
      <text:p text:style-name="Standard"/>
      <text:soft-page-break/>
      <text:p text:style-name="Standard">He didn’t notice her<text:s/>affirmative<text:s/>head bob as the wave of pleasure<text:s/>finally<text:s/>overtook him and he released fully into her mouth, the orgasm bringing him to his knees.<text:s/>Finally<text:s/>unable to stand any longer he knelt down<text:s/>releasing his manhood from her warm mouth.</text:p>
      <text:p text:style-name="Standard"/>
      <text:p text:style-name="Standard">He looked at her as she<text:s/>hastily<text:s/>swallowed<text:s/>his load with glee, pleasure rolling through her body in response to following his command, Jack sat back on his ass<text:s/>studding<text:s/>her the post climax fog clearing his thoughts<text:s/>allowing him to think clearly again.</text:p>
      <text:p text:style-name="Standard"/>
      <text:p text:style-name="Standard">He noticed her hand snaking in between her legs furiously<text:s/>rubbing<text:s/>at her dripping sex, she looked at him expectantly. Gaping at the sight Jacks mind distantly recalled the instructions saying that a reward was needed for the first few times she followed commands and that she would only get more and more frantic with<text:s/>excitement<text:s/>until a was rewarded given.</text:p>
      <text:p text:style-name="Standard"/>
      <text:p text:style-name="Standard">Jack looked at her wanting face and grin crept over his face, the fog now completely cleared from his mind he took a good look at this beautiful brunet sporting a nice large D cup chest and fine facial features. Her wanting, her need for release<text:s/>growing<text:s/>slowly.</text:p>
      <text:p text:style-name="Standard"/>
      <text:p text:style-name="Standard">“Stand and take of your panties of for me” he spoke in a stronger voice than he thought he had, she only hesitated for a second but complied by quickly standing and stripping of her panties her hand once again snaking towards her pussy.</text:p>
      <text:p text:style-name="Standard"/>
      <text:p text:style-name="Standard">“No<text:s/>you’re<text:s/>not allowed to<text:s/>touch<text:s/>yourself yet, spread your legs and show me your<text:s/>dirty<text:s/>little cunt”, a blush spread over her<text:s/>check<text:s/>her heat building with every command. Her thoughts flowing and forming to what her Master wished, she’d never felt so horny and this just from following what her Master commanded.</text:p>
      <text:p text:style-name="Standard"/>
      <text:p text:style-name="Standard">“Good now<text:s/>slowly<text:s/>take of your shirt so I can see this sluts ample chest”, the words edging her on to even more passionate heat in between her leg she<text:s/>grabbed<text:s/>her shirts hem and lifted it<text:s/>off, her breasts released from their bondage felt so good as thy<text:s/>bobbed<text:s/>a little.</text:p>
      <text:p text:style-name="Standard"/>
      <text:p text:style-name="Standard">Her heat grew<text:s/>tenfold<text:s/>with her nipples feeling the open air<text:s/>and growing<text:s/>achingly<text:s/>stiff, her thoughts lost to the pleasure washing over her with every command pushing her to a new level of<text:s/>obedience<text:s/>and pleasure. Victoria didn’t know how much more she could take before the dam burst open releasing all that pent up pleasure.</text:p>
      <text:p text:style-name="Standard"/>
      <text:p text:style-name="Standard">“Good girl now rub your wet clit for me,<text:s/>you’re<text:s/>not allowed to cum yet thought” Jack<text:s/>smile<text:s/>widening a bit more as he saw the first drop of her honey<text:s/>stringing<text:s/>down to the floor her <text:s/>hand shooting to her eager clit like a<text:s/>rocket.</text:p>
      <text:p text:style-name="Standard"/>
      <text:p text:style-name="Standard">Victoria’s<text:s/>hand franticly moving back and forth teasing her vegina and clit, her legs starting to shake a little from the pleasure, her middle finger stating to find the path into her wet vegina. “No<text:s/>you’re<text:s/>not allowed to put anything inside yet” his voice commanded her.</text:p>
      <text:p text:style-name="Standard"/>
      <text:p text:style-name="Standard">Her rubbing<text:s/>intensified<text:s/>with another command being followed and a new level of pleasure being added to it all. “Good girl now cum for your Master” Jack commanded the pleasure erupted from her pussy consuming her whole body. Each wave washing over her drowning out the last bit of resistance she might have been feeling.</text:p>
      <text:p text:style-name="Standard"/>
      <text:soft-page-break/>
      <text:p text:style-name="Standard">No longer being able to take it she<text:s/>fell<text:s/>to her knees body convulsing with each wave of pleasure at it shot through her being, hot and wonderful every<text:s/>convulsion<text:s/>telling her she belonged to<text:s/>her master, this pleasure<text:s/>belonging<text:s/>to her master, her very soul<text:s/>belonging<text:s/>to him her Master.</text:p>
      <text:p text:style-name="Standard"/>
      <text:p text:style-name="Standard">She<text:s/>finally<text:s/>rolled<text:s/>onto<text:s/>her back hand<text:s/>still<text:s/>clasping her twitching cunt, out of breath and<text:s/>drugged<text:s/>into a<text:s/>stupor<text:s/>by her own hormones she let go of<text:s/>conciseness<text:s/>and fell deeply into that<text:s/>wonderful<text:s/>slumber knowing her master was pleased. “Rest now slave I will make use of you again later”. The words the final thing she heard as the warm darkness carried her mind away.</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De Beer, Gerhardt (G)</meta:initial-creator>
    <dc:creator>De Beer, Gerhardt (G)</dc:creator>
    <meta:creation-date>2019-09-19T16:31:00Z</meta:creation-date>
    <dc:date>2019-09-19T16:31:00Z</dc:date>
    <meta:template xlink:href="Normal" xlink:type="simple"/>
    <meta:editing-cycles>2</meta:editing-cycles>
    <meta:editing-duration>PT0S</meta:editing-duration>
    <meta:document-statistic meta:page-count="7" meta:paragraph-count="39" meta:word-count="2977" meta:character-count="19909" meta:row-count="141" meta:non-whitespace-character-count="16971"/>
  </office:meta>
</office:document-meta>
</file>